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, system-ui, apple-system, 'Segoe UI', 'Helvetica Neue', Arial, 'Noto Sans', 'Liberation Sans', sans-serif, 'Apple Color Emoji', 'Segoe UI Emoji', 'Segoe UI Symbol', 'Noto Color Emoji'"/>
    <style:font-face style:name="Source Sans Pro" svg:font-family="'Source Sans Pro', sans-serif"/>
    <style:font-face style:name="arial" svg:font-family="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Heading_20_1">
      <style:text-properties fo:font-size="16pt" style:font-size-asian="16pt" style:font-size-complex="16pt"/>
    </style:style>
    <style:style style:name="P3" style:family="paragraph" style:parent-style-name="Heading_20_1">
      <style:text-properties fo:font-size="16pt" officeooo:paragraph-rsid="001356ab" style:font-size-asian="16pt" style:font-size-complex="16pt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officeooo:rsid="000f087c" officeooo:paragraph-rsid="000f087c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officeooo:rsid="0010a2b3" officeooo:paragraph-rsid="0010a2b3"/>
    </style:style>
    <style:style style:name="P7" style:family="paragraph" style:parent-style-name="Standard">
      <style:text-properties officeooo:rsid="000f087c" officeooo:paragraph-rsid="000f087c"/>
    </style:style>
    <style:style style:name="P8" style:family="paragraph" style:parent-style-name="Standard">
      <style:text-properties officeooo:paragraph-rsid="000f087c"/>
    </style:style>
    <style:style style:name="P9" style:family="paragraph" style:parent-style-name="Standard">
      <style:text-properties officeooo:rsid="0012bb04" officeooo:paragraph-rsid="0012bb04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style:font-name="Arial" fo:font-size="13pt" officeooo:rsid="0011a98c" officeooo:paragraph-rsid="0011a98c" style:font-size-asian="13pt" style:font-size-complex="13pt"/>
    </style:style>
    <style:style style:name="P12" style:family="paragraph" style:parent-style-name="Text_20_body_20_indent">
      <style:text-properties style:font-name="Arial"/>
    </style:style>
    <style:style style:name="P13" style:family="paragraph" style:parent-style-name="Text_20_body_20_indent">
      <style:text-properties style:font-name="Arial" fo:font-size="13pt" style:font-size-asian="13pt" style:font-size-complex="13pt"/>
    </style:style>
    <style:style style:name="P14" style:family="paragraph" style:parent-style-name="Text_20_body_20_indent">
      <style:text-properties fo:color="#000000"/>
    </style:style>
    <style:style style:name="P15" style:family="paragraph" style:parent-style-name="Text_20_body_20_indent">
      <style:text-properties fo:color="#000000" style:font-name="Arial"/>
    </style:style>
    <style:style style:name="P16" style:family="paragraph" style:parent-style-name="Text_20_body_20_indent">
      <style:text-properties fo:color="#000000" style:font-name="Arial" fo:font-size="13pt" style:font-size-asian="13pt" style:font-size-complex="13pt"/>
    </style:style>
    <style:style style:name="T1" style:family="text">
      <style:text-properties officeooo:rsid="000f087c"/>
    </style:style>
    <style:style style:name="T2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02122" style:font-name="sans-serif" fo:font-size="10.5pt" fo:letter-spacing="normal" fo:font-style="normal" fo:font-weight="normal" officeooo:rsid="001356ab"/>
    </style:style>
    <style:style style:name="T4" style:family="text">
      <style:text-properties fo:font-variant="normal" fo:text-transform="none" fo:color="#3366cc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color="#000000" style:font-name="Arial" fo:letter-spacing="normal" fo:font-style="normal" fo:font-weight="normal"/>
    </style:style>
    <style:style style:name="T7" style:family="text">
      <style:text-properties fo:font-variant="normal" fo:text-transform="none" fo:color="#000000" style:font-name="Arial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fo:font-variant="normal" fo:text-transform="none" fo:color="#000000" style:font-name="Arial" fo:font-size="13.5pt" fo:letter-spacing="normal" fo:font-style="normal" fo:font-weight="normal"/>
    </style:style>
    <style:style style:name="T9" style:family="text">
      <style:text-properties fo:font-variant="normal" fo:text-transform="none" fo:color="#000000" style:font-name="Arial" fo:font-size="13.5pt" fo:letter-spacing="normal" fo:font-style="normal" fo:font-weight="bold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3.5pt" fo:letter-spacing="normal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style:font-name="sans-serif" fo:font-size="10.5pt" fo:letter-spacing="normal" fo:font-style="normal" fo:font-weight="normal"/>
    </style:style>
    <style:style style:name="T12" style:family="text">
      <style:text-properties fo:font-variant="normal" fo:text-transform="none" style:font-name="sans-serif" fo:font-size="10.5pt" fo:letter-spacing="normal" fo:font-style="normal" fo:font-weight="normal" officeooo:rsid="001356ab"/>
    </style:style>
    <style:style style:name="T13" style:family="text">
      <style:text-properties fo:font-variant="normal" fo:text-transform="none" style:font-name="sans-serif" fo:letter-spacing="normal" fo:font-style="normal"/>
    </style:style>
    <style:style style:name="T14" style:family="text">
      <style:text-properties fo:font-variant="normal" fo:text-transform="none" style:font-name="sans-serif" fo:letter-spacing="normal" fo:font-style="normal" fo:font-weight="normal"/>
    </style:style>
    <style:style style:name="T15" style:family="text">
      <style:text-properties fo:font-variant="normal" fo:text-transform="none" style:font-name="sans-serif" fo:letter-spacing="normal" fo:font-style="normal" fo:font-weight="normal" officeooo:rsid="001356ab"/>
    </style:style>
    <style:style style:name="T16" style:family="text">
      <style:text-properties fo:font-variant="normal" fo:text-transform="none" style:font-name="sans-serif" fo:letter-spacing="normal" fo:font-style="normal" officeooo:rsid="001356ab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1356ab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officeooo:rsid="001356ab"/>
    </style:style>
    <style:style style:name="T21" style:family="text">
      <style:text-properties officeooo:rsid="0011a98c"/>
    </style:style>
    <style:style style:name="T22" style:family="text">
      <style:text-properties fo:color="#000000"/>
    </style:style>
    <style:style style:name="T23" style:family="text">
      <style:text-properties fo:color="#000000" style:font-name="Arial"/>
    </style:style>
    <style:style style:name="T24" style:family="text">
      <style:text-properties style:font-name="Arial"/>
    </style:style>
    <style:style style:name="T25" style:family="text">
      <style:text-properties fo:color="#ff3333"/>
    </style:style>
    <style:style style:name="T26" style:family="text">
      <style:text-properties officeooo:rsid="001356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26">Nome: Daniel Ouverney e Bernardo Oliveira.</text:span></text:h>
      <text:h text:style-name="P2" text:outline-level="1">Turma: 1º ano </text:h>
      <text:h text:style-name="Heading_20_1" text:outline-level="1">INGLATERRA</text:h>
      <text:p text:style-name="P7"/>
      <text:h text:style-name="Heading_20_3" text:outline-level="3">PALETA DE COR PRA INGLATERRA:</text:h>
      <text:p text:style-name="P10">#BF2633</text:p>
      <text:p text:style-name="P10">#8C1C25</text:p>
      <text:p text:style-name="P10">#022873</text:p>
      <text:p text:style-name="P10">#021F59</text:p>
      <text:p text:style-name="P10">#F2F2F2</text:p>
      <text:p text:style-name="P7"/>
      <text:h text:style-name="Heading_20_3" text:outline-level="3">SOBRE A INGLATERRA:</text:h>
      <text:p text:style-name="P9"/>
      <text:p text:style-name="Text_20_body_20_indent"><text:span text:style-name="T21">A capital da Inglaterra é </text:span>Londres <text:span text:style-name="T21">com um total de 55,98Milhões de habitantes, as cores da bandeira é branco e vermelho, sua moeda é a líbra esterlina e seu governo é uma monarquia parlamentarista.</text:span></text:p>
      <text:p text:style-name="Text_20_body_20_indent"/>
      <text:h text:style-name="Heading_20_1" text:outline-level="1">BANDEIRA DA INGLATERRA</text:h>
      <text:h text:style-name="Heading_20_3" text:outline-level="3">SIGNIFICADO</text:h>
      <text:p text:style-name="P14"><text:span text:style-name="T5">O branco significa a pureza; a cruz, o cristianismo; e o vermelho, a coragem e o sacrifício.</text:span> </text:p>
      <text:p text:style-name="P14"><text:span text:style-name="T5">A cruz vermelha é conhecida como “Cruz de São Jorge”, em homenagem ao santo patrono da Inglaterra, desde o século XIV, São Jorge.</text:span> </text:p>
      <text:h text:style-name="Heading_20_3" text:outline-level="3">HISTORIA</text:h>
      <text:p text:style-name="P15">Durante a Idade Média, cada senhor feudal portava um estandarte com o brasão de sua família para diferenciar seus soldados no campo de batalha. O brasão também era empregado nas portas dos castelos, nos escudos, sinetes e onde fosse necessário identificar o nobre.</text:p>
      <text:p text:style-name="P15">Desta maneira, o rei da Inglaterra tinha como símbolo principal um leão <text:soft-page-break/>ou um leopardo que mais tarde seriam incorporados aos símbolos da família real britânica.</text:p>
      <text:p text:style-name="Text_20_body_20_indent"><text:span text:style-name="T6">No entanto, durante as </text:span><text:a xlink:type="simple" xlink:href="https://www.todamateria.com.br/as-cruzadas/" text:style-name="Internet_20_link" text:visited-style-name="Visited_20_Internet_20_Link"><text:span text:style-name="T7">Cruzadas</text:span></text:a><text:span text:style-name="T6">, o símbolo adotado pelos ingleses foi uma bandeira vermelha com uma cruz branca. Ao final das Cruzadas, os ingleses copiaram dos franceses a sua bandeira: um campo branco com uma cruz vermelha.</text:span></text:p>
      <text:p text:style-name="P15">Foi o rei Eduardo III, cujo reinado foi de 1327 a 1377, que ordenou aos soldados que usassem esta bandeira. Igualmente, também a fez símbolo da Ordem da Jarreteira, uma das mais antigas da monarquia britânica, fundada por ele em 1348.</text:p>
      <text:p text:style-name="P15">A bandeira se popularizou cada vez mais, especialmente durante o período Tudor (1485-1603) quando foi largamente utilizada nos navios mercantes.</text:p>
      <text:p text:style-name="Text_20_body_20_indent"><text:span text:style-name="T6">Devido a isso, a cruz de são Jorge sobreviveu ao </text:span><text:a xlink:type="simple" xlink:href="https://www.todamateria.com.br/anglicanismo/" text:style-name="Internet_20_link" text:visited-style-name="Visited_20_Internet_20_Link">Anglicanismo</text:a><text:span text:style-name="T7"> </text:span><text:span text:style-name="T6">quando o culto aos santos foi abolido. Assim, a bandeira continuou a ser usada como símbolo nacional inglês.</text:span></text:p>
      <text:h text:style-name="Heading_20_3" text:outline-level="3">CURIOSIDADE</text:h>
      <text:p text:style-name="P16">Recentemente, a bandeira da Inglaterra foi acusada de ser ofensiva por alguns grupos religiosos porque ela mostra um símbolo cristão. </text:p>
      <text:p text:style-name="P11"/>
      <text:h text:style-name="Heading_20_1" text:outline-level="1">Pratos tipicos</text:h>
      <text:p text:style-name="P13"><text:span text:style-name="T1"><text:s/></text:span>A culinária britânica já teve uma má fama, mas, aos poucos, caminha para conquistar o paladar dos amantes da gastronomia.</text:p>
      <text:p text:style-name="P13">Hoje, chefs famosos como Marcus Wareing, Jamie Oliver, Thomasina Miers e Marco Pierre White têm restaurantes que podem ser apreciados em diferentes cidades da Inglaterra.</text:p>
      <text:p text:style-name="P13">Mas, seja qual for o seu destino, algum dos pratos típicos precisa entrar na lista:</text:p>
      <text:h text:style-name="Heading_20_3" text:outline-level="3"><text:soft-page-break/><text:span text:style-name="Strong_20_Emphasis">Full English Breakfast</text:span></text:h>
      <text:p text:style-name="Text_20_body_20_indent">O Full English Breakfast é o típico café da manhã inglês, com inspiração na realeza britânica.</text:p>
      <text:p text:style-name="Text_20_body_20_indent">O café é reforçado: vem com ovos, feijão, torradas, salsicha, cogumelos, tomate, geleia e duas rodelas de linguiça.</text:p>
      <text:h text:style-name="Heading_20_3" text:outline-level="3"><text:span text:style-name="Strong_20_Emphasis">Fish and Chips</text:span></text:h>
      <text:p text:style-name="Text_20_body_20_indent">O Fish and Chips é um dos pratos mais tradicionais da Inglaterra.</text:p>
      <text:p text:style-name="Text_20_body_20_indent">É uma comida tão antiga e popular, que é difícil saber com exatidão a sua origem, mas a receita é simples: peixe empanado, frito e temperado com sal e vinagre de malte. Para acompanhar, batata frita em grandes quantidades.</text:p>
      <text:h text:style-name="Heading_20_3" text:outline-level="3"><text:span text:style-name="Strong_20_Emphasis">Bangers and Mash</text:span></text:h>
      <text:p text:style-name="P12">O Bangers and Mash tradicional é composto por salsicha e purê de batatas, mas ele pode ser encontrado em diferentes versões por toda Inglaterra.</text:p>
      <text:p text:style-name="P12">Alguns preferem uma salsicha mais apimentada, enquanto outros optam por uma salsicha à base de ervas. Para acompanhar, molho de cebolas.</text:p>
      <text:h text:style-name="Heading_20_3" text:outline-level="3"><text:span text:style-name="Strong_20_Emphasis"><text:span text:style-name="T24">Cornish Pasty</text:span></text:span></text:h>
      <text:p text:style-name="P12">O Cornish Pasty é um pastel com origem na Cornualha, região localizada no sudeste da Inglaterra.</text:p>
      <text:p text:style-name="P12">O diferencial desse pastel é a composição da massa: ela é feita com farinha, batata e cebola. No recheio, carne.</text:p>
      <text:h text:style-name="Heading_20_3" text:outline-level="3"><text:span text:style-name="Strong_20_Emphasis"><text:span text:style-name="T24">Scones</text:span></text:span></text:h>
      <text:p text:style-name="P15">O chá das cinco é uma das maiores tradições inglesas e dispensa apresentações, mas ele nunca é servido sozinho.</text:p>
      <text:p text:style-name="P15">Os scones são biscoitos que acompanham o chá, geralmente com geleias ou manteiga.</text:p>
      <text:p text:style-name="Text_20_body_20_indent"><text:span text:style-name="T23">Além dos scones, o chá das cinco também é servido com outros tipos de bolachas e sanduíches.</text:span></text:p>
      <text:p text:style-name="P7"><text:soft-page-break/></text:p>
      <text:h text:style-name="Heading_20_1" text:outline-level="1">Economia</text:h>
      <text:p text:style-name="Text_20_body_20_indent"><text:span text:style-name="T8">A Inglaterra possui uma </text:span><text:span text:style-name="Strong_20_Emphasis"><text:span text:style-name="T9">economia industrializada e altamente</text:span></text:span><text:span text:style-name="Strong_20_Emphasis"><text:span text:style-name="T8"> </text:span></text:span><text:span text:style-name="Strong_20_Emphasis"><text:span text:style-name="T9">desenvolvida</text:span></text:span><text:span text:style-name="T8">. O país tem como principal setor econômico as atividades terciárias, com destaque para o comércio e serviços diversos, como o bancário e o turístico.</text:span></text:p>
      <text:p text:style-name="Text_20_body_20_indent"><text:span text:style-name="T8">O </text:span><text:a xlink:type="simple" xlink:href="https://mundoeducacao.uol.com.br/geografia/setor-secundario.htm" text:style-name="Internet_20_link" text:visited-style-name="Visited_20_Internet_20_Link">setor secundário</text:a><text:span text:style-name="T10"> </text:span><text:span text:style-name="T8">também é expressivo, principalmente nas áreas química, farmacêutica, aeroespacial, automobilística, entre outras. A produção industrial inglesa é extremamente diversificada e baseada no uso intensivo de tecnologias de ponta.</text:span></text:p>
      <text:p text:style-name="Text_20_body_20_indent"><text:span text:style-name="T8">Por sua vez, o </text:span><text:a xlink:type="simple" xlink:href="https://mundoeducacao.uol.com.br/geografia/setor-primario-economia.htm" text:style-name="Internet_20_link" text:visited-style-name="Visited_20_Internet_20_Link"><text:span text:style-name="T10">setor primário</text:span></text:a><text:span text:style-name="T8">, apesar de diminuto, é importante para o país. As atividades primárias concentram-se na produção de grãos e tubérculos — como trigo, cevada, centeio, aveia e batata —, além da criação de bovinos e ovinos.</text:span></text:p>
      <text:h text:style-name="Heading_20_1" text:outline-level="1">Cultura</text:h>
      <text:p text:style-name="P14">País de riqueza histórica e cultural com pouquíssimas nações que a equiparam em nível global, a Inglaterra possui enormes influências sobre o resto do mundo em diversas áreas.</text:p>
      <text:p text:style-name="P14">Para facilitar o entendimento, vamos abordar alguns dos traços mais marcantes do povo inglês e de sua cultura.</text:p>
      <text:h text:style-name="Heading_20_3" text:outline-level="3">ARTES</text:h>
      <text:p text:style-name="Text_20_body_20_indent"><text:span text:style-name="T22">É grande a </text:span><text:span text:style-name="Strong_20_Emphasis"><text:span text:style-name="T22">lista de artistas </text:span></text:span><text:span text:style-name="T22">que alcançaram um estrondoso sucesso mundial e têm origem na Inglaterra.</text:span></text:p>
      <text:p text:style-name="P14">Na literatura, basta pensa em William Shakespeare, Charles Dickens, Tolkien e J. K. Rowling.</text:p>
      <text:p text:style-name="P14">Na música, Beatles, Rolling Stones, Queen, Pink Floyd e Adele.</text:p>
      <text:p text:style-name="P14">E é melhor parar por aí.</text:p>
      <text:h text:style-name="Heading_20_3" text:outline-level="3"><text:soft-page-break/>FOOTBALL</text:h>
      <text:p text:style-name="Text_20_body_20_indent"><text:span text:style-name="T22">Os </text:span><text:span text:style-name="Strong_20_Emphasis"><text:span text:style-name="T22">inventores do futebol </text:span></text:span><text:span text:style-name="T22">(“football” mesmo, e não “soccer”) ainda não enjoaram do esporte.</text:span></text:p>
      <text:p text:style-name="P14">Na Inglaterra, o fanatismo dos moradores é tão grande quanto a sua organização: a Premier League é a primeira divisão entre as quatro divisões profissionais.</text:p>
      <text:p text:style-name="P14">Além disso, há equipes amadoras da 5ª divisão à 11ª divisão, o que mostra o tamanho da influência do esporte na rotina dos britânicos.</text:p>
      <text:h text:style-name="Heading_20_3" text:outline-level="3">PUBS</text:h>
      <text:p text:style-name="Text_20_body_20_indent"><text:span text:style-name="T22">Os pubs são uma verdadeira </text:span><text:span text:style-name="Strong_20_Emphasis"><text:span text:style-name="T22">instituição inglesa</text:span></text:span><text:span text:style-name="T22">.</text:span></text:p>
      <text:p text:style-name="P14">Dependendo da cidade, você vai encontrar um a cada esquina.</text:p>
      <text:p text:style-name="P14">Ao fim do expediente, o inglês tem lá a sua parada estratégica para beber uma pint (medida de aproximadamente meio litro e expressão usada para substituir o termo “beer”) com os amigos antes de voltar para casa.</text:p>
      <text:p text:style-name="P14">É lá que você mais escuta a expressão “cheers, mate”, algo como “saúde, amigo”.</text:p>
      <text:p text:style-name="P14">Entre as cervejas favoritas, estão as ales (como a Spitfire), pale ales (como a London Pride) e stouts (como a Guinness).</text:p>
      <text:h text:style-name="Heading_20_3" text:outline-level="3">POPULAÇÃO BEM EDUCADA</text:h>
      <text:p text:style-name="P14">Convivendo com os ingleses, talvez você fique com a impressão de que eles são mais frios e menos simpáticos do que os brasileiros.</text:p>
      <text:p text:style-name="P14">De fato, na comparação com um dos povos mais vibrantes e acolhedores do mundo, como são os brasileiros, os ingleses podem passar uma impressão errada de hostilidade.</text:p>
      <text:p text:style-name="P14">Mas isso se deve à introspecção e à timidez do povo inglês, e não a uma suposta antipatia.</text:p>
      <text:p text:style-name="P14">O inglês, de modo geral, é um cidadão reservado e com muita educação, <text:soft-page-break/>que respeita o espaço dos outros e faz o possível para não incomodar.</text:p>
      <text:p text:style-name="P14">Por isso, convém nunca pedir nada sem colocar o “please” (por favor) na frase, ser pontual nos compromissos e cumprimentar as pessoas com um sorriso cordial — mas nunca invasivo.</text:p>
      <text:h text:style-name="Heading_20_3" text:outline-level="3">IRONIA E SARCASMO</text:h>
      <text:p text:style-name="P14">O humor dos ingleses tem uma diferença bastante flagrante com o dos americanos, embora ambos falem o mesmo idioma.</text:p>
      <text:p text:style-name="Text_20_body_20_indent"><text:span text:style-name="T22">Os ingleses, de modo geral, apreciam a ironia e o sarcasmo, e isso fica claro nas </text:span><text:span text:style-name="Strong_20_Emphasis"><text:span text:style-name="T22">piadas do dia a dia </text:span></text:span><text:span text:style-name="T22">e nas relações entre eles.</text:span></text:p>
      <text:p text:style-name="P14">Basta lembrar de seriados como Monty Python e comparar esse tipo de humor com as sitcoms dos Estados Unidos para notar a diferença.</text:p>
      <text:p text:style-name="P14">O humor único dos britânicos, em alguns casos, traz um sarcasmo muito sutil, colocando o interlocutor em dúvida a respeito das reais intenções da pessoa com quem ele está conversando.</text:p>
      <text:p text:style-name="Text_20_body_20_indent"><text:span text:style-name="T22">Para se habituar ao humor britânico, lembre-se de que eles são capazes de encontrar humor em praticamente todas as situações, e não veem problema em rir de si mesmos.</text:span></text:p>
      <text:h text:style-name="P1" text:outline-level="1"><text:span text:style-name="T13">F</text:span><text:span text:style-name="T16">UTEBOL</text:span></text:h>
      <text:p text:style-name="Text_20_body_20_indent"><text:span text:style-name="T18">Craques:</text:span> Phil Foden, Walker, Pickford, Alexander-Arnold, Kane, Bellingham.</text:p>
      <text:p text:style-name="Text_20_body_20_indent"><text:span text:style-name="T18">Melhores jogadores da hist</text:span><text:span text:style-name="T19">ó</text:span><text:span text:style-name="T18">ria:</text:span> Wayne Rooney, Steven Gerrard, David Beckham, Lampard.</text:p>
      <text:h text:style-name="Heading_20_3" text:outline-level="3"/>
      <text:h text:style-name="Heading_20_3" text:outline-level="3">WAYNE ROONEY</text:h>
      <text:p text:style-name="Text_20_body_20_indent">Nome completo: Wayne Mark Rooney</text:p>
      <text:p text:style-name="Text_20_body_20_indent">Data de nascimento: 24 de outubro de 1985 </text:p>
      <text:p text:style-name="Text_20_body_20_indent"><text:soft-page-break/>Local de nascimento: Liverpool, Reino</text:p>
      <text:p text:style-name="Text_20_body_20_indent">Nacionalidade: Ingles</text:p>
      <text:p text:style-name="Text_20_body_20_indent">Altura: 1,76</text:p>
      <text:p text:style-name="Text_20_body_20_indent">Apelido: Shrek</text:p>
      <text:h text:style-name="Heading_20_3" text:outline-level="3">STEVEN GERRARD</text:h>
      <text:p text:style-name="Text_20_body_20_indent">Nome completo: Steven George Gerrard</text:p>
      <text:p text:style-name="Text_20_body_20_indent">Data de nascimento: 30 de maio de 1980</text:p>
      <text:p text:style-name="Text_20_body_20_indent">Local de nascimento: Whiston Reino </text:p>
      <text:p text:style-name="Text_20_body_20_indent">Nacionalidade: inglês</text:p>
      <text:p text:style-name="Text_20_body_20_indent">Altura: 1,83</text:p>
      <text:p text:style-name="Text_20_body_20_indent">Apelido: Capitão Fantástico</text:p>
      <text:h text:style-name="Heading_20_3" text:outline-level="3">DAVID BECKHAM</text:h>
      <text:p text:style-name="Text_20_body_20_indent">Nome completo: David Robert Joseph Beckham</text:p>
      <text:p text:style-name="Text_20_body_20_indent">Data de nascimento: 2 de maio de 1975</text:p>
      <text:p text:style-name="Text_20_body_20_indent">Local de nascimento: Leytonstone, Reino Unido</text:p>
      <text:p text:style-name="Text_20_body_20_indent">Nacionalidade: briitâniico</text:p>
      <text:p text:style-name="Text_20_body_20_indent">Altura: 1,80</text:p>
      <text:p text:style-name="Text_20_body_20_indent">Apelido: Becks</text:p>
      <text:h text:style-name="Heading_20_3" text:outline-level="3">LAMPARD</text:h>
      <text:p text:style-name="Text_20_body_20_indent">Nome completo: Frank James Lampard</text:p>
      <text:p text:style-name="Text_20_body_20_indent">Data de nascimento: 20 de junho de 1978</text:p>
      <text:p text:style-name="Text_20_body_20_indent">Local de nascimento: Londres, Reino Unido</text:p>
      <text:p text:style-name="Text_20_body_20_indent">Nacionalidade: <text:s/>inglês</text:p>
      <text:p text:style-name="Text_20_body_20_indent">Altura: 1,83</text:p>
      <text:p text:style-name="Text_20_body_20_indent">Apelido: Super Frankl</text:p>
      <text:p text:style-name="P6"><text:soft-page-break/><text:span text:style-name="T4"/></text:p>
      <text:p text:style-name="P6"><text:span text:style-name="T4"/></text:p>
      <text:p text:style-name="P6"><text:span text:style-name="T2"/></text:p>
      <text:p text:style-name="P5"><text:span text:style-name="T2"/></text:p>
      <text:p text:style-name="P5"><text:span text:style-name="T2"/></text:p>
      <text:p text:style-name="P4"><text:span text:style-name="T2"/></text:p>
      <text:p text:style-name="P7"/>
      <text:p text:style-name="P8"/>
      <text:p text:style-name="P8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" svg:font-family="Roboto, system-ui, apple-system, 'Segoe UI', 'Helvetica Neue', Arial, 'Noto Sans', 'Liberation Sans', sans-serif, 'Apple Color Emoji', 'Segoe UI Emoji', 'Segoe UI Symbol', 'Noto Color Emoji'"/>
    <style:font-face style:name="Source Sans Pro" svg:font-family="'Source Sans Pro', sans-serif"/>
    <style:font-face style:name="arial" svg:font-family="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officeooo:rsid="0011a98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center" style:justify-single-word="false" style:page-number="auto" style:shadow="none"/>
      <style:text-properties fo:color="#ff3333" fo:font-size="130%" style:text-underline-style="solid" style:text-underline-width="bold" style:text-underline-color="font-color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-image-width="0cm" draw:fill-image-height="0cm"/>
      <style:paragraph-properties fo:margin-top="0.247cm" fo:margin-bottom="0.212cm" loext:contextual-spacing="false" fo:text-align="center" style:justify-single-word="false" style:page-number="auto" style:shadow="none">
        <style:tab-stops/>
      </style:paragraph-properties>
      <style:text-properties fo:color="#ff3333" fo:font-size="101%" fo:font-style="italic" style:text-underline-style="solid" style:text-underline-width="auto" style:text-underline-color="font-color" fo:font-weight="normal" fo:background-color="transparent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 style:master-page-name="">
      <loext:graphic-properties draw:fill-image-width="0cm" draw:fill-image-height="0cm"/>
      <style:paragraph-properties fo:margin-left="0.499cm" fo:margin-right="0cm" fo:margin-top="0cm" fo:margin-bottom="0.199cm" loext:contextual-spacing="false" fo:line-height="160%" fo:text-indent="1.499cm" style:auto-text-indent="false" style:page-number="auto" style:shadow="none">
        <style:tab-stops/>
      </style:paragraph-properties>
      <style:text-properties fo:color="#000000" style:font-name="Arial" fo:font-family="Arial" style:font-family-generic="swiss" style:font-pitch="variable" fo:font-size="13pt" fo:background-color="transparent" style:font-size-asian="13pt" style:font-size-complex="13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1T14:33:12.669000000</meta:creation-date>
    <dc:date>2022-12-01T15:43:04.111000000</dc:date>
    <meta:editing-duration>PT7M38S</meta:editing-duration>
    <meta:editing-cycles>1</meta:editing-cycles>
    <meta:document-statistic meta:table-count="0" meta:image-count="0" meta:object-count="0" meta:page-count="8" meta:paragraph-count="109" meta:word-count="1345" meta:character-count="8220" meta:non-whitespace-character-count="6974"/>
    <meta:generator>LibreOffice/5.0.6.3$Windows_x86 LibreOffice_project/490fc03b25318460cfc54456516ea2519c11d1aa</meta:generator>
  </office:meta>
</office:document-meta>
</file>